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dd8dd"/>
    </style:style>
    <style:style style:name="P2" style:family="paragraph" style:parent-style-name="Text_20_body">
      <style:text-properties officeooo:paragraph-rsid="0034ef69"/>
    </style:style>
    <style:style style:name="P3" style:family="paragraph" style:parent-style-name="Text_20_body">
      <style:text-properties officeooo:paragraph-rsid="00401811"/>
    </style:style>
    <style:style style:name="P4" style:family="paragraph" style:parent-style-name="Text_20_body">
      <style:text-properties officeooo:paragraph-rsid="00479705"/>
    </style:style>
    <style:style style:name="P5" style:family="paragraph" style:parent-style-name="Text_20_body">
      <style:text-properties officeooo:rsid="00417862" officeooo:paragraph-rsid="004bd1af"/>
    </style:style>
    <style:style style:name="P6" style:family="paragraph" style:parent-style-name="Text_20_body">
      <style:text-properties officeooo:paragraph-rsid="0067acab"/>
    </style:style>
    <style:style style:name="P7" style:family="paragraph" style:parent-style-name="Text_20_body">
      <style:text-properties fo:color="#000000" style:font-name="Liberation Serif" fo:font-size="12pt" officeooo:rsid="0069f94f" officeooo:paragraph-rsid="0069f94f" fo:background-color="#e8f2fe" style:font-size-asian="12pt" style:font-size-complex="12pt"/>
    </style:style>
    <style:style style:name="P8" style:family="paragraph" style:parent-style-name="Text_20_body">
      <style:text-properties fo:font-variant="normal" fo:text-transform="none" fo:color="#212121" style:font-name="Liberation Serif" fo:font-size="12pt" fo:letter-spacing="normal" fo:font-style="normal" fo:font-weight="normal" officeooo:rsid="005266a8" officeooo:paragraph-rsid="0056de04"/>
    </style:style>
    <style:style style:name="P9" style:family="paragraph" style:parent-style-name="Standard">
      <style:text-properties officeooo:rsid="0019c058" officeooo:paragraph-rsid="0019c058"/>
    </style:style>
    <style:style style:name="P10" style:family="paragraph" style:parent-style-name="Standard">
      <style:text-properties officeooo:rsid="0033431b" officeooo:paragraph-rsid="0033431b"/>
    </style:style>
    <style:style style:name="P11" style:family="paragraph" style:parent-style-name="Standard">
      <style:text-properties style:font-name="Liberation Serif"/>
    </style:style>
    <style:style style:name="P12" style:family="paragraph" style:parent-style-name="Standard">
      <style:text-properties fo:color="#000000" style:font-name="Liberation Serif" fo:font-size="12pt" fo:font-weight="normal" officeooo:rsid="00710678" style:font-size-asian="12pt" style:font-weight-asian="normal" style:font-size-complex="12pt" style:font-weight-complex="normal"/>
    </style:style>
    <style:style style:name="P13" style:family="paragraph" style:parent-style-name="Text_20_body">
      <style:paragraph-properties fo:margin-top="0.101cm" fo:margin-bottom="0.347cm" loext:contextual-spacing="false" fo:line-height="100%"/>
      <style:text-properties officeooo:rsid="005266a8" officeooo:paragraph-rsid="00557724"/>
    </style:style>
    <style:style style:name="P14"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57cbb0"/>
    </style:style>
    <style:style style:name="P15"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835b25"/>
    </style:style>
    <style:style style:name="P16"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266a8" officeooo:paragraph-rsid="0057cbb0"/>
    </style:style>
    <style:style style:name="P17"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88a77e" officeooo:paragraph-rsid="0088a77e"/>
    </style:style>
    <style:style style:name="P18" style:family="paragraph" style:parent-style-name="Preformatted_20_Text">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57cbb0"/>
    </style:style>
    <style:style style:name="P19" style:family="paragraph" style:parent-style-name="Preformatted_20_Text">
      <style:text-properties fo:font-variant="normal" fo:text-transform="none" fo:color="#212121" style:font-name="Liberation Sans" fo:font-size="18.2000007629395pt" fo:letter-spacing="normal" fo:language="en" fo:country="US" fo:font-style="normal"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20" style:family="paragraph" style:parent-style-name="Preformatted_20_Text">
      <style:text-properties fo:font-variant="normal" fo:text-transform="none" fo:color="#212121" style:font-name="Liberation Sans" fo:font-size="16.1000003814697pt" fo:letter-spacing="normal" fo:language="it" fo:country="IT" fo:font-style="normal" fo:font-weight="bold" officeooo:rsid="0033431b" officeooo:paragraph-rsid="0033431b" style:font-name-asian="Noto Sans CJK SC Regular" style:font-size-asian="16.1000003814697pt" style:font-weight-asian="bold" style:font-name-complex="Lohit Devanagari" style:font-size-complex="16.1000003814697pt" style:font-weight-complex="bold"/>
    </style:style>
    <style:style style:name="P21" style:family="paragraph" style:parent-style-name="Preformatted_20_Text">
      <style:paragraph-properties fo:break-before="page"/>
      <style:text-properties style:font-name="Liberation Sans" fo:font-size="18.2000007629395pt"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22" style:family="paragraph" style:parent-style-name="Text_20_body" style:list-style-name="L2">
      <style:text-properties officeooo:paragraph-rsid="0034ef69"/>
    </style:style>
    <style:style style:name="P23" style:family="paragraph" style:parent-style-name="Text_20_body" style:list-style-name="L2">
      <style:text-properties officeooo:rsid="0038d2b6" officeooo:paragraph-rsid="005b7a07"/>
    </style:style>
    <style:style style:name="P24" style:family="paragraph" style:parent-style-name="Text_20_body" style:list-style-name="L4">
      <style:text-properties officeooo:paragraph-rsid="00490180"/>
    </style:style>
    <style:style style:name="P25" style:family="paragraph" style:parent-style-name="Text_20_body" style:list-style-name="L4">
      <style:text-properties officeooo:rsid="00417862" officeooo:paragraph-rsid="00417862"/>
    </style:style>
    <style:style style:name="P26" style:family="paragraph" style:parent-style-name="Text_20_body" style:list-style-name="L4">
      <style:text-properties officeooo:rsid="00417862" officeooo:paragraph-rsid="004178f7"/>
    </style:style>
    <style:style style:name="P27" style:family="paragraph" style:parent-style-name="Text_20_body" style:list-style-name="L5">
      <style:text-properties officeooo:rsid="0067acab" officeooo:paragraph-rsid="0067acab"/>
    </style:style>
    <style:style style:name="P28" style:family="paragraph" style:parent-style-name="Text_20_body" style:list-style-name="L5">
      <style:text-properties officeooo:rsid="0069f94f" officeooo:paragraph-rsid="0069f94f"/>
    </style:style>
    <style:style style:name="P29" style:family="paragraph" style:parent-style-name="Text_20_body" style:list-style-name="L6">
      <style:text-properties officeooo:rsid="006cd2ea" officeooo:paragraph-rsid="006cd2ea"/>
    </style:style>
    <style:style style:name="P30" style:family="paragraph" style:parent-style-name="Text_20_body" style:list-style-name="L6">
      <style:text-properties officeooo:rsid="006df1fd" officeooo:paragraph-rsid="006df1fd"/>
    </style:style>
    <style:style style:name="P31" style:family="paragraph" style:parent-style-name="Text_20_body" style:list-style-name="L6">
      <style:text-properties officeooo:rsid="006e938f" officeooo:paragraph-rsid="006e938f"/>
    </style:style>
    <style:style style:name="P32" style:family="paragraph" style:parent-style-name="Text_20_body" style:list-style-name="L6">
      <style:text-properties fo:font-weight="bold" officeooo:rsid="006fc417" officeooo:paragraph-rsid="006fc417" style:font-weight-asian="bold" style:font-weight-complex="bold"/>
    </style:style>
    <style:style style:name="P33" style:family="paragraph" style:parent-style-name="Text_20_body" style:list-style-name="L7">
      <style:text-properties officeooo:paragraph-rsid="005f1936"/>
    </style:style>
    <style:style style:name="P34" style:family="paragraph" style:parent-style-name="Text_20_body" style:list-style-name="L7">
      <style:text-properties fo:font-variant="normal" fo:text-transform="none" fo:color="#212121" style:font-name="Liberation Serif" fo:font-size="12pt" fo:letter-spacing="normal" fo:font-style="normal" fo:font-weight="normal" officeooo:rsid="005266a8" officeooo:paragraph-rsid="005f1936"/>
    </style:style>
    <style:style style:name="P35" style:family="paragraph" style:parent-style-name="Text_20_body" style:list-style-name="L7">
      <style:text-properties fo:font-variant="normal" fo:text-transform="none" fo:color="#212121" style:font-name="Liberation Serif" fo:font-size="12pt" fo:letter-spacing="normal" fo:font-style="normal" fo:font-weight="normal" officeooo:rsid="005266a8" officeooo:paragraph-rsid="0056de04"/>
    </style:style>
    <style:style style:name="P36" style:family="paragraph" style:parent-style-name="Text_20_body" style:list-style-name="L7">
      <style:text-properties fo:font-variant="normal" fo:text-transform="none" fo:color="#212121" style:font-name="Liberation Serif" fo:font-size="12pt" fo:letter-spacing="normal" fo:font-style="normal" fo:font-weight="normal" officeooo:rsid="005266a8" officeooo:paragraph-rsid="007816b5"/>
    </style:style>
    <style:style style:name="P37" style:family="paragraph" style:parent-style-name="Text_20_body" style:list-style-name="L7">
      <style:text-properties fo:font-variant="normal" fo:text-transform="none" fo:color="#212121" style:font-name="Liberation Serif" fo:font-size="12pt" fo:letter-spacing="normal" fo:font-style="normal" fo:font-weight="normal" officeooo:rsid="007816b5" officeooo:paragraph-rsid="007816b5"/>
    </style:style>
    <style:style style:name="P38" style:family="paragraph" style:parent-style-name="Text_20_body" style:list-style-name="L8">
      <style:text-properties officeooo:rsid="008a4041" officeooo:paragraph-rsid="008fda13"/>
    </style:style>
    <style:style style:name="P39" style:family="paragraph" style:parent-style-name="Text_20_body">
      <style:text-properties officeooo:paragraph-rsid="008a4041"/>
    </style:style>
    <style:style style:name="P40" style:family="paragraph" style:parent-style-name="Text_20_body" style:list-style-name="L8">
      <style:text-properties officeooo:paragraph-rsid="008a4041"/>
    </style:style>
    <style:style style:name="P41" style:family="paragraph" style:parent-style-name="Text_20_body">
      <style:text-properties officeooo:paragraph-rsid="00764d26"/>
    </style:style>
    <style:style style:name="P42" style:family="paragraph" style:parent-style-name="Text_20_body" style:list-style-name="L3">
      <style:paragraph-properties fo:margin-top="0cm" fo:margin-bottom="0.146cm" loext:contextual-spacing="false"/>
      <style:text-properties officeooo:paragraph-rsid="003e00d4"/>
    </style:style>
    <style:style style:name="P43" style:family="paragraph" style:parent-style-name="Text_20_body" style:list-style-name="L8">
      <style:paragraph-properties fo:margin-top="0cm" fo:margin-bottom="0.046cm" loext:contextual-spacing="false"/>
      <style:text-properties officeooo:rsid="008b83d8" officeooo:paragraph-rsid="008b83d8"/>
    </style:style>
    <style:style style:name="P44" style:family="paragraph" style:parent-style-name="Text_20_body" style:list-style-name="L8">
      <style:paragraph-properties fo:margin-top="0cm" fo:margin-bottom="0cm" loext:contextual-spacing="false"/>
      <style:text-properties officeooo:rsid="008b83d8" officeooo:paragraph-rsid="008b83d8"/>
    </style:style>
    <style:style style:name="P45" style:family="paragraph" style:parent-style-name="Standard" style:list-style-name="L1">
      <style:text-properties officeooo:paragraph-rsid="002f37b1"/>
    </style:style>
    <style:style style:name="P46" style:family="paragraph" style:parent-style-name="Standard" style:list-style-name="L1">
      <style:text-properties officeooo:rsid="0019c058" officeooo:paragraph-rsid="0019c058"/>
    </style:style>
    <style:style style:name="P47" style:family="paragraph" style:parent-style-name="Standard" style:list-style-name="L1">
      <style:text-properties officeooo:rsid="00202ab8" officeooo:paragraph-rsid="00202ab8"/>
    </style:style>
    <style:style style:name="P48" style:family="paragraph" style:parent-style-name="Standard" style:list-style-name="L1">
      <style:text-properties officeooo:rsid="0021646b" officeooo:paragraph-rsid="0021646b"/>
    </style:style>
    <style:style style:name="P49" style:family="paragraph" style:parent-style-name="Standard" style:list-style-name="L1">
      <style:text-properties officeooo:rsid="00203036" officeooo:paragraph-rsid="00203036"/>
    </style:style>
    <style:style style:name="P50" style:family="paragraph" style:parent-style-name="Standard" style:list-style-name="L1">
      <style:text-properties officeooo:rsid="002172ac" officeooo:paragraph-rsid="002172ac"/>
    </style:style>
    <style:style style:name="P51" style:family="paragraph" style:parent-style-name="Standard" style:list-style-name="L1">
      <style:text-properties officeooo:rsid="0027d6a1" officeooo:paragraph-rsid="0027d6a1"/>
    </style:style>
    <style:style style:name="P52" style:family="paragraph" style:parent-style-name="Standard" style:list-style-name="L1">
      <style:text-properties officeooo:rsid="00201a91" officeooo:paragraph-rsid="00201a91"/>
    </style:style>
    <style:style style:name="P53" style:family="paragraph" style:parent-style-name="Standard" style:list-style-name="L1">
      <style:text-properties officeooo:rsid="002461f0" officeooo:paragraph-rsid="002461f0"/>
    </style:style>
    <style:style style:name="P54" style:family="paragraph" style:parent-style-name="Standard" style:list-style-name="L1">
      <style:text-properties officeooo:rsid="0033431b" officeooo:paragraph-rsid="0033431b"/>
    </style:style>
    <style:style style:name="P55" style:family="paragraph" style:parent-style-name="Standard" style:list-style-name="L6"/>
    <style:style style:name="P56" style:family="paragraph" style:parent-style-name="Standard" style:list-style-name="L6">
      <style:text-properties fo:color="#000000" style:font-name="Liberation Serif" fo:font-size="12pt" style:font-size-asian="12pt" style:font-size-complex="12pt"/>
    </style:style>
    <style:style style:name="P57" style:family="paragraph" style:parent-style-name="Heading_20_2">
      <style:paragraph-properties fo:break-before="page"/>
    </style:style>
    <style:style style:name="P58" style:family="paragraph" style:parent-style-name="Heading_20_1">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P59" style:family="paragraph" style:parent-style-name="Heading_20_1">
      <style:text-properties style:font-name="Liberation Sans" fo:font-size="18.2000007629395pt" fo:font-weight="bold" style:font-name-asian="Noto Sans CJK SC Regular" style:font-size-asian="18.2000007629395pt" style:font-weight-asian="bold" style:font-name-complex="Lohit Devanagari" style:font-size-complex="18.2000007629395pt" style:font-weight-complex="bold"/>
    </style:style>
    <style:style style:name="P60" style:family="paragraph" style:parent-style-name="Heading_20_1">
      <style:text-properties officeooo:rsid="0067acab" officeooo:paragraph-rsid="0067acab"/>
    </style:style>
    <style:style style:name="T1" style:family="text">
      <style:text-properties officeooo:rsid="0019c058"/>
    </style:style>
    <style:style style:name="T2" style:family="text">
      <style:text-properties officeooo:rsid="001b416a"/>
    </style:style>
    <style:style style:name="T3" style:family="text">
      <style:text-properties officeooo:rsid="00201a91"/>
    </style:style>
    <style:style style:name="T4" style:family="text">
      <style:text-properties officeooo:rsid="0021646b"/>
    </style:style>
    <style:style style:name="T5" style:family="text">
      <style:text-properties officeooo:rsid="00217df6"/>
    </style:style>
    <style:style style:name="T6" style:family="text">
      <style:text-properties officeooo:rsid="0021b6fe"/>
    </style:style>
    <style:style style:name="T7" style:family="text">
      <style:text-properties officeooo:rsid="00297824"/>
    </style:style>
    <style:style style:name="T8" style:family="text">
      <style:text-properties officeooo:rsid="002affdf"/>
    </style:style>
    <style:style style:name="T9" style:family="text">
      <style:text-properties officeooo:rsid="002bfafa"/>
    </style:style>
    <style:style style:name="T10" style:family="text">
      <style:text-properties fo:font-style="italic" officeooo:rsid="0019c058" style:font-style-asian="italic" style:font-style-complex="italic"/>
    </style:style>
    <style:style style:name="T11" style:family="text">
      <style:text-properties fo:font-style="italic" officeooo:rsid="004196c7" style:font-style-asian="italic" style:font-style-complex="italic"/>
    </style:style>
    <style:style style:name="T12" style:family="text">
      <style:text-properties officeooo:rsid="0033851e"/>
    </style:style>
    <style:style style:name="T13" style:family="text">
      <style:text-properties officeooo:rsid="0034533d"/>
    </style:style>
    <style:style style:name="T14" style:family="text">
      <style:text-properties officeooo:rsid="0034ef69"/>
    </style:style>
    <style:style style:name="T15" style:family="text">
      <style:text-properties fo:font-variant="normal" fo:text-transform="none" fo:color="#212121" style:font-name="Liberation Serif" fo:font-size="12pt" fo:letter-spacing="normal" fo:font-style="normal" fo:font-weight="normal" officeooo:rsid="0033431b"/>
    </style:style>
    <style:style style:name="T16" style:family="text">
      <style:text-properties fo:font-variant="normal" fo:text-transform="none" fo:color="#212121" style:font-name="Liberation Serif" fo:font-size="12pt" fo:letter-spacing="normal" fo:font-style="normal" fo:font-weight="normal" officeooo:rsid="005266a8"/>
    </style:style>
    <style:style style:name="T17" style:family="text">
      <style:text-properties fo:font-variant="normal" fo:text-transform="none" fo:color="#212121" style:font-name="Liberation Serif" fo:font-size="12pt" fo:letter-spacing="normal" fo:font-style="normal" fo:font-weight="normal" officeooo:rsid="0063414d"/>
    </style:style>
    <style:style style:name="T18" style:family="text">
      <style:text-properties fo:font-variant="normal" fo:text-transform="none" fo:color="#212121" fo:letter-spacing="normal" fo:language="en" fo:country="US" fo:font-style="normal"/>
    </style:style>
    <style:style style:name="T19" style:family="text">
      <style:text-properties fo:font-variant="normal" fo:text-transform="none" fo:color="#212121" fo:letter-spacing="normal" fo:language="en" fo:country="US" fo:font-style="normal" officeooo:rsid="004f2f23"/>
    </style:style>
    <style:style style:name="T20" style:family="text">
      <style:text-properties fo:font-variant="normal" fo:text-transform="none" fo:color="#212121" fo:letter-spacing="normal" fo:font-style="normal"/>
    </style:style>
    <style:style style:name="T21" style:family="text">
      <style:text-properties fo:font-variant="normal" fo:text-transform="none" fo:color="#212121" fo:letter-spacing="normal" fo:font-style="normal" officeooo:rsid="005266a8"/>
    </style:style>
    <style:style style:name="T22" style:family="text">
      <style:text-properties fo:font-variant="normal" fo:text-transform="none" fo:color="#212121" fo:letter-spacing="normal" fo:font-style="normal" officeooo:rsid="007ad4ca"/>
    </style:style>
    <style:style style:name="T23" style:family="text">
      <style:text-properties style:font-name="Liberation Serif" officeooo:rsid="0033431b"/>
    </style:style>
    <style:style style:name="T24" style:family="text">
      <style:text-properties officeooo:rsid="0036820c"/>
    </style:style>
    <style:style style:name="T25" style:family="text">
      <style:text-properties officeooo:rsid="003852a5"/>
    </style:style>
    <style:style style:name="T26" style:family="text">
      <style:text-properties officeooo:rsid="003e00d4"/>
    </style:style>
    <style:style style:name="T27" style:family="text">
      <style:text-properties fo:font-weight="bold" style:font-weight-asian="bold" style:font-weight-complex="bold"/>
    </style:style>
    <style:style style:name="T28" style:family="text">
      <style:text-properties officeooo:rsid="0044210f"/>
    </style:style>
    <style:style style:name="T29" style:family="text">
      <style:text-properties officeooo:rsid="004bd1af"/>
    </style:style>
    <style:style style:name="T30" style:family="text">
      <style:text-properties officeooo:rsid="00538f78"/>
    </style:style>
    <style:style style:name="T31" style:family="text">
      <style:text-properties officeooo:rsid="00560c4f"/>
    </style:style>
    <style:style style:name="T32" style:family="text">
      <style:text-properties officeooo:rsid="0059fab3"/>
    </style:style>
    <style:style style:name="T33" style:family="text">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T34" style:family="text">
      <style:text-properties style:font-name="Liberation Sans" fo:font-size="16.1000003814697pt" fo:font-weight="bold" officeooo:rsid="003f1df8" style:font-name-asian="Noto Sans CJK SC Regular" style:font-size-asian="16.1000003814697pt" style:font-weight-asian="bold" style:font-name-complex="Lohit Devanagari" style:font-size-complex="16.1000003814697pt" style:font-weight-complex="bold"/>
    </style:style>
    <style:style style:name="T35" style:family="text">
      <style:text-properties officeooo:rsid="0063414d"/>
    </style:style>
    <style:style style:name="T36" style:family="text">
      <style:text-properties officeooo:rsid="0068f4ce"/>
    </style:style>
    <style:style style:name="T37" style:family="text">
      <style:text-properties fo:color="#000000" style:font-name="Liberation Serif" fo:font-size="12pt" fo:background-color="#e8f2fe" loext:char-shading-value="0" style:font-size-asian="12pt" style:font-size-complex="12pt"/>
    </style:style>
    <style:style style:name="T38" style:family="text">
      <style:text-properties style:text-underline-style="solid" style:text-underline-type="double" style:text-underline-width="auto" style:text-underline-color="font-color" fo:font-weight="bold" style:font-weight-asian="bold" style:font-weight-complex="bold"/>
    </style:style>
    <style:style style:name="T39" style:family="text">
      <style:text-properties officeooo:rsid="006c5408"/>
    </style:style>
    <style:style style:name="T40" style:family="text">
      <style:text-properties officeooo:rsid="006df1fd"/>
    </style:style>
    <style:style style:name="T41" style:family="text">
      <style:text-properties officeooo:rsid="006fc417"/>
    </style:style>
    <style:style style:name="T42" style:family="text">
      <style:text-properties fo:font-weight="normal" style:font-weight-asian="normal" style:font-weight-complex="normal"/>
    </style:style>
    <style:style style:name="T43" style:family="text">
      <style:text-properties fo:font-weight="normal" officeooo:rsid="00710678" style:font-weight-asian="normal" style:font-weight-complex="normal"/>
    </style:style>
    <style:style style:name="T44" style:family="text">
      <style:text-properties fo:font-weight="normal" officeooo:rsid="0072d772" style:font-weight-asian="normal" style:font-weight-complex="normal"/>
    </style:style>
    <style:style style:name="T45" style:family="text">
      <style:text-properties style:text-underline-style="solid" style:text-underline-width="auto" style:text-underline-color="font-color"/>
    </style:style>
    <style:style style:name="T46" style:family="text">
      <style:text-properties officeooo:rsid="00771f97"/>
    </style:style>
    <style:style style:name="T47" style:family="text">
      <style:text-properties officeooo:rsid="00776328"/>
    </style:style>
    <style:style style:name="T48" style:family="text">
      <style:text-properties officeooo:rsid="007816b5"/>
    </style:style>
    <style:style style:name="T49" style:family="text">
      <style:text-properties officeooo:rsid="005266a8"/>
    </style:style>
    <style:style style:name="T50" style:family="text">
      <style:text-properties officeooo:rsid="00795f2a"/>
    </style:style>
    <style:style style:name="T51" style:family="text">
      <style:text-properties officeooo:rsid="007e87ae"/>
    </style:style>
    <style:style style:name="T52" style:family="text">
      <style:text-properties officeooo:rsid="00867092"/>
    </style:style>
    <style:style style:name="T53" style:family="text">
      <style:text-properties fo:color="#303336" style:font-name="inherit" fo:font-size="9.75pt" fo:background-color="#eff0f1" loext:char-shading-value="0" loext:padding="0cm" loext:border="none"/>
    </style:style>
    <style:style style:name="T54" style:family="text">
      <style:text-properties fo:color="#303336" style:font-name="inherit" fo:font-size="9.75pt" officeooo:rsid="00894fcc" fo:background-color="#eff0f1" loext:char-shading-value="0" loext:padding="0cm" loext:border="none"/>
    </style:style>
    <style:style style:name="T55" style:family="text">
      <style:text-properties fo:color="#2b91af" style:font-name="inherit" fo:font-size="9.75pt" fo:background-color="#eff0f1" loext:char-shading-value="0" loext:padding="0cm" loext:border="none"/>
    </style:style>
    <style:style style:name="T56" style:family="text">
      <style:text-properties fo:color="#7d2727" style:font-name="inherit" fo:font-size="9.75pt" fo:background-color="#eff0f1" loext:char-shading-value="0" loext:padding="0cm" loext:border="none"/>
    </style:style>
    <style:style style:name="T57" style:family="text">
      <style:text-properties officeooo:rsid="00764d26"/>
    </style:style>
    <style:style style:name="T58" style:family="text">
      <style:text-properties officeooo:rsid="008be4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unicazione eventi:</text:h>
      <text:p text:style-name="Text_20_body"><text:a xlink:type="simple" xlink:href="https://www.rabbitmq.com/" text:style-name="Internet_20_link" text:visited-style-name="Visited_20_Internet_20_Link"><text:span text:style-name="T9">https://www.rabbitmq.com/</text:span></text:a></text:p>
      <text:list xml:id="list4008495529" text:style-name="L1">
        <text:list-item>
          <text:list>
            <text:list-item>
              <text:p text:style-name="P46">RabbitMQ – A fronte di un evento il microservizio invia un messaggio a un Exchange (topic) legato a una chiave key.* che si occuperà di comunicare il Payload (JSon) al servizio in ascolto.</text:p>
            </text:list-item>
            <text:list-item>
              <text:p text:style-name="P47">AMQP – struttura:</text:p>
              <text:list>
                <text:list-item>
                  <text:p text:style-name="P48">Message – L’informazione che deve essere spedita</text:p>
                </text:list-item>
                <text:list-item>
                  <text:p text:style-name="P47">Exchange – <text:span text:style-name="T6">Scambiatore di messaggi (tipo </text:span>la posta<text:span text:style-name="T6">)</text:span></text:p>
                </text:list-item>
                <text:list-item>
                  <text:p text:style-name="P49">Queue – coda dove l’exchange manda i messaggi (la destinazione della cartolina)</text:p>
                </text:list-item>
                <text:list-item>
                  <text:p text:style-name="P49">Binding – la strada <text:span text:style-name="T5">che deve percorre il messaggio dall’exchange al consumer</text:span></text:p>
                </text:list-item>
                <text:list-item>
                  <text:p text:style-name="P49">Producer – <text:span text:style-name="T4">è colui che spedisce il message</text:span></text:p>
                </text:list-item>
                <text:list-item>
                  <text:p text:style-name="P50">Consumer – il destinatario del messaggio</text:p>
                </text:list-item>
              </text:list>
            </text:list-item>
          </text:list>
        </text:list-item>
      </text:list>
      <text:p text:style-name="P9"/>
      <text:h text:style-name="Heading_20_1" text:outline-level="1">Comunicazione <text:span text:style-name="T2">Tra </text:span>Microservices <text:span text:style-name="T7">(Sevice Discovery Tools)</text:span>:</text:h>
      <text:p text:style-name="P1"><text:a xlink:type="simple" xlink:href="https://devopscube.com/open-source-service-discovery/" text:style-name="Internet_20_link" text:visited-style-name="Visited_20_Internet_20_Link">https://devopscube.com/open-source-service-discovery/</text:a></text:p>
      <text:list xml:id="list234846978706457" text:continue-list="list4008495529" text:style-name="L1">
        <text:list-item>
          <text:list>
            <text:list-item text:start-value="1">
              <text:p text:style-name="P51">I Service Discovery Tools svolgono il compito di <text:span text:style-name="T8">mettere in comunicazione i microservizi evitando l’hard coding degli end-point nel codice.</text:span></text:p>
              <text:p text:style-name="P46"><text:span text:style-name="T8">I principali Service Discovery Tools sono </text:span>Eureka/Consul/Etcd.. <text:span text:style-name="T8">che si occupano di scoprire i servizi/microservizi/app tramite il seguente pattern strutturale</text:span>:</text:p>
              <text:list>
                <text:list-item>
                  <text:p text:style-name="P46">Serivice Registry – <text:span text:style-name="T3">Tiene traccia di tutte le istanze dei servizi e i loro nomi</text:span></text:p>
                </text:list-item>
                <text:list-item>
                  <text:p text:style-name="P52">Register Agent – Fornisce le configurazioni dei servizi</text:p>
                </text:list-item>
                <text:list-item>
                  <text:p text:style-name="P53">Service Discovery Client – Contatta il registry (registro) per conoscere l’alias del servizio</text:p>
                </text:list-item>
              </text:list>
            </text:list-item>
            <text:list-item>
              <text:p text:style-name="P45"><text:span text:style-name="T1">Serivice Registry <text:s/>- Verrà </text:span><text:span text:style-name="T10">“Deplo</text:span><text:span text:style-name="T11">y</text:span><text:span text:style-name="T10">ato”</text:span><text:span text:style-name="T1"> come nuovo microservizio e i microservizi di Multiplication e Gamification si registreranno contattandolo (tramite Registry Client) all'avvio utilizzando il Register Agent.</text:span></text:p>
            </text:list-item>
            <text:list-item>
              <text:p text:style-name="P54">L’Alias nome di default del servizio</text:p>
            </text:list-item>
            <text:list-item>
              <text:p text:style-name="P54"><text:span text:style-name="T12">Una volta effettuata la registrazione si potranno usare gli indirizzi </text:span>http://multiplication/ o http://gamification/ <text:s/><text:span text:style-name="T12">invece di</text:span> http://[HOST]:[PORT] <text:span text:style-name="T13">come si comporta un DNS</text:span></text:p>
            </text:list-item>
          </text:list>
        </text:list-item>
      </text:list>
      <text:p text:style-name="P10"/>
      <text:p text:style-name="P20"><text:bookmark text:name="tw-target-text1"/>Comunicazione server / client di Eureka</text:p>
      <text:p text:style-name="P11"><text:bookmark text:name="tw-target-text2"/>Ogni microservizio si registra <text:span text:style-name="T32">sul</text:span> server Eureka quando viene riavviato, generalmente utilizzando {ServiceId} che registra nel server Eureka, oppure può utilizzare il nome host o qualsiasi IP pubblico (se questi sono corretti). Dopo la registrazione, ogni 30 secondi, esegue il ping del server Eureka per notificare che il servizio stesso è disponibile. Se il server Eureka non riceve alcun ping da un servizio per un periodo di tempo abbastanza lungo, questo servizio non viene registrato automaticamente dal server Eureka e il server Eureka notifica il nuovo stato del registro a tutti gli altri servizi.</text:p>
      <text:p text:style-name="Text_20_body"/>
      <text:h text:style-name="P57" text:outline-level="2">Load Balancing:</text:h>
      <text:p text:style-name="P2"><text:a xlink:type="simple" xlink:href="https://it.wikipedia.org/wiki/Load_balancing" text:style-name="Internet_20_link" text:visited-style-name="Visited_20_Internet_20_Link">https://it.wikipedia.org/wiki/Load_balancing</text:a></text:p>
      <text:list xml:id="list1482608434" text:style-name="L2">
        <text:list-item>
          <text:list>
            <text:list-item>
              <text:p text:style-name="P22"><text:span text:style-name="T14">Per gestire il carico si utilizza Ribbon che è </text:span><text:span text:style-name="T15">bilanciamento del carico lato client integrato con Eureka.</text:span><text:span text:style-name="T23"> </text:span><text:line-break/>Se creiamo due istanze di microservice di moltiplicazione, entrambi si registreranno in Eureka con lo stesso <text:span text:style-name="T24">A</text:span>lias (poiché hanno lo stesso nome dell'applicazione). Supponiamo di avere la nostra nuova istanza http: // localhost: 8082. Quando il microservice di gamification, come client, desidera contattare http: // moltiplicazione /, Eureka restituirà entrambi gli URL e spetterà al consumatore decidere qual’<text:span text:style-name="T25">è l’istanza che</text:span> dovrebbe essere chiamata.</text:p>
            </text:list-item>
            <text:list-item>
              <text:p text:style-name="P23">Ribbon usa Round-Robin balancing di default</text:p>
            </text:list-item>
          </text:list>
        </text:list-item>
      </text:list>
      <text:h text:style-name="P58" text:outline-level="1">RIBBON:</text:h>
      <text:p text:style-name="P41"><text:span text:style-name="T46">Per rendere disponibile Ribbon nel nostro servizio Gateway non dobbiamo fare molto. Ribbon viene fornito di default con Eureka e viene configurato automaticamente da Spring Boot. Aggiungeremo alcune configurazioni extra per sovrascrivere le impostazioni predefinite da configurare una classe con 2 @Bean </text:span></text:p>
      <text:list xml:id="list1405270911" text:style-name="L8">
        <text:list-item>
          <text:p text:style-name="P40"><text:span text:style-name="T57">IPing: new PingUrl(false, "/health") per disabilitare true di default (PingUrl controlla se i servizi sono attivi, “/health” è un Actuator Spring Boot)</text:span></text:p>
        </text:list-item>
        <text:list-item>
          <text:p text:style-name="P38">IRule: new AvailabilityFilteringRule() alternativa al round-robin, AvailabilityFilteringRule scorre le istanze ma, oltre a ciò, tiene conto della disponibilità controllata dai nostri nuovi ping per ignorare alcune istanze nel caso in cui non rispondano <text:s/></text:p>
        </text:list-item>
        <text:list-item>
          <text:p text:style-name="P43">Aggiungere @RibbonClients(default Configuration = RibbonConfiguration.class) alla classe <text:s/>main Spring-Boot <text:span text:style-name="T58">poiché la classe di configurazione non è annotata con @Configuration, Il motivo è che potremmo avere facoltativamente più client Ribbon con diversa configurazione di bilanciamento del carico.</text:span></text:p>
          <text:p text:style-name="P44"/>
          <text:p text:style-name="P43"/>
        </text:list-item>
      </text:list>
      <text:p text:style-name="P39"><text:span text:style-name="T33">Routing </text:span><text:span text:style-name="T34">G</text:span><text:span text:style-name="T33">ateway API - </text:span><text:span text:style-name="T34">Zuul</text:span><text:span text:style-name="T33">:</text:span></text:p>
      <text:p text:style-name="P4"><text:a xlink:type="simple" xlink:href="https://github.com/Netflix/zuul/wiki" text:style-name="Internet_20_link" text:visited-style-name="Visited_20_Internet_20_Link">https://github.com/Netflix/zuul/wiki</text:a></text:p>
      <text:list xml:id="list2876066278" text:style-name="L3">
        <text:list-item>
          <text:p text:style-name="P42">Il nostro <text:span text:style-name="T27">client web</text:span> è in esecuzione su un browser: è chiaro che non può eseguire alcun client di individuazione dei servizi né occuparsi del bilanciamento del carico. </text:p>
          <text:p text:style-name="P42">Abbiamo bisogno di un pezzo in più per collegarlo ai microservizi che vivono nel back-end, senza perdere le capacità di bilanciamento del carico.</text:p>
        </text:list-item>
        <text:list-item>
          <text:p text:style-name="P42">Attività come l'autenticazione, il controllo delle versioni dell'API o qualsiasi filtro di richieste in generale, <text:span text:style-name="T26">non calzano nel nostro scenario distribuito:</text:span></text:p>
          <text:p text:style-name="P42">È necessario un punto di controllo centralizzato per le nostre API di sistema (endpoint REST <text:s/><text:span text:style-name="T26">per</text:span> moltiplicazione e gamification).</text:p>
        </text:list-item>
        <text:list-item>
          <text:p text:style-name="P42"><text:soft-page-break/>Le nostre API REST seguono l'architettura del sistema, rendendo così i nostri consumatori dipendenti da esso.</text:p>
        </text:list-item>
      </text:list>
      <text:h text:style-name="Heading_20_1" text:outline-level="1">Zuul:</text:h>
      <text:p text:style-name="P3"><text:a xlink:type="simple" xlink:href="https://github.com/Netflix/zuul/wiki" text:style-name="Internet_20_link" text:visited-style-name="Visited_20_Internet_20_Link">https://github.com/Netflix/zuul/wiki</text:a></text:p>
      <text:list xml:id="list2493299085" text:style-name="L4">
        <text:list-item>
          <text:list>
            <text:list-item>
              <text:p text:style-name="P24">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text:span text:style-name="T28">in</text:spa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list-item>
            <text:list-item>
              <text:p text:style-name="P25">Zuul si occuperà di indirizzare vs l’URL risolto, quello che vogliamo ottenere è avere URL come: </text:p>
              <text:list>
                <text:list-item>
                  <text:p text:style-name="P25"><text:a xlink:type="simple" xlink:href="http://application/leaders" text:style-name="Internet_20_link" text:visited-style-name="Visited_20_Internet_20_Link">http://application/leaders</text:a> </text:p>
                  <text:p text:style-name="P25"><text:a xlink:type="simple" xlink:href="http://application/results" text:style-name="Internet_20_link" text:visited-style-name="Visited_20_Internet_20_Link">http://application/results</text:a><text:line-break/>(architettura-agnostica), </text:p>
                </text:list-item>
                <text:list-item>
                  <text:p text:style-name="P26"><text:span text:style-name="T30">I</text:span>nvece di avere </text:p>
                  <text:p text:style-name="P26">http://gamification/leaders </text:p>
                  <text:p text:style-name="P26"><text:a xlink:type="simple" xlink:href="http://moltiplicazione/risultati" text:style-name="Internet_20_link" text:visited-style-name="Visited_20_Internet_20_Link">http://moltiplicazione/risultati</text:a>.</text:p>
                </text:list-item>
              </text:list>
            </text:list-item>
          </text:list>
        </text:list-item>
      </text:list>
      <text:h text:style-name="P60" text:outline-level="1">Porte/Servizi</text:h>
      <text:p text:style-name="P6"/>
      <text:list xml:id="list3322262199" text:style-name="L5">
        <text:list-item>
          <text:p text:style-name="P27">Multiplication: 8080/<text:span text:style-name="T47">8780</text:span></text:p>
        </text:list-item>
        <text:list-item>
          <text:p text:style-name="P27">Gamification: 8081/<text:span text:style-name="T47">8781</text:span></text:p>
        </text:list-item>
        <text:list-item>
          <text:p text:style-name="P27">Gat<text:span text:style-name="T36">e</text:span>way Zuul: 8000</text:p>
        </text:list-item>
        <text:list-item>
          <text:p text:style-name="P28">Service Discovery Tool Eureka: <text:span text:style-name="T37">8761</text:span></text:p>
        </text:list-item>
      </text:list>
      <text:p text:style-name="P7"/>
      <text:h text:style-name="Heading_20_1" text:outline-level="1">Databases <text:span text:style-name="T39">&amp;</text:span> Stateless Services</text:h>
      <text:p text:style-name="Text_20_body"/>
      <text:list xml:id="list2884441053" text:style-name="L6">
        <text:list-item>
          <text:p text:style-name="P29">I servizi sono stateless, non hanno conoscenza del proprio stato e quindi non <text:span text:style-name="T40">dovrebbero salvare i dati in memoria.</text:span></text:p>
          <text:p text:style-name="P30"><text:soft-page-break/>D’altra parte c’è la necessità di avere una affinità di contesto, tutte le request di uno stesso utente devono finire nell’istanza dello stesso servizio.</text:p>
        </text:list-item>
        <text:list-item>
          <text:p text:style-name="P31">I database servono a salvare lo stato <text:span text:style-name="T41">dei servizi</text:span>.</text:p>
          <text:p text:style-name="P31">Ogni servizio deve <text:span text:style-name="T41">salvare i propri dati nello stesso Database.</text:span></text:p>
        </text:list-item>
        <text:list-item>
          <text:p text:style-name="P32">H2: <text:span text:style-name="T44">L</text:span><text:span text:style-name="T42">avora anche in SERVER_MODE, impostando la seguente propietà:</text:span></text:p>
          <text:p text:style-name="P32"><text:span text:style-name="T42">SERVER_MODE=</text:span><text:span text:style-name="T43">TRUE.</text:span></text:p>
          <text:p text:style-name="P55"># Creates the database in a file inside project with .</text:p>
          <text:p text:style-name="P56"><text:span text:style-name="T45">spring.datasource.url</text:span>=jdbc:h2:./DB/gamification;DB_CLOSE_ON_EXIT=FALSE;<text:span text:style-name="T43">AUTO_SERVER=TRUE</text:span></text:p>
        </text:list-item>
      </text:list>
      <text:p text:style-name="P12"/>
      <text:p text:style-name="P21"><text:span text:style-name="T19">Zuul - </text:span><text:span text:style-name="T18">Normalization of http addresses:</text:span></text:p>
      <text:p text:style-name="P19"/>
      <text:p text:style-name="P5">multiplication-client.js:</text:p>
      <text:p text:style-name="P5">http://localhost:8000/api/multiplications/**<text:tab/><text:tab/>http://localhost:8080/multiplications/**</text:p>
      <text:p text:style-name="P5">http://localhost:8000/api/results/** <text:tab/><text:tab/><text:tab/><text:a xlink:type="simple" xlink:href="http://localhost:8080/results/" text:style-name="Internet_20_link" text:visited-style-name="Visited_20_Internet_20_Link"><text:span text:style-name="T29">h</text:span></text:a><text:a xlink:type="simple" xlink:href="http://localhost:8080/results/" text:style-name="Internet_20_link" text:visited-style-name="Visited_20_Internet_20_Link">ttp://localhost:8080/results/</text:a>** </text:p>
      <text:p text:style-name="P5"/>
      <text:p text:style-name="P5">gamification-client.js:</text:p>
      <text:p text:style-name="P5">http://localhost:8000/api/leaders/**<text:tab/><text:tab/><text:tab/>http://localhost:8081/leaders/**</text:p>
      <text:p text:style-name="P5">http://localhost:8000/api/stats/** <text:tab/><text:tab/><text:tab/><text:a xlink:type="simple" xlink:href="http://localhost:8081/stats/" text:style-name="Internet_20_link" text:visited-style-name="Visited_20_Internet_20_Link">http://localhost:8081/stats/</text:a>**</text:p>
      <text:p text:style-name="P5"/>
      <text:p text:style-name="P13">Con Zuul è possibile inoltrare le richieste alla nostra applicazione in un posto centrale. I consumatori di API non sanno nulla dei nostri microservizi: passano tutti attraverso http: // localhost: 8000. Il passo successivo è includere una classe <text:span text:style-name="T38">WebConfiguration che abilita CORS</text:span> anche per il progetto gateway (come abbiamo fatto per i microservizi di moltiplicazione e gamification). Questo è necessario anche qui per lo stesso motivo: frontend, gateway e microservizi si trovano a origini diverse (numeri di porta nel nostro caso). </text:p>
      <text:p text:style-name="P13">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rocedura di Avvio Micro<text:span text:style-name="T31">s</text:span>erivizi <text:span text:style-name="T50">Eclipse</text:span>:</text:h>
      <text:list xml:id="list846928388" text:style-name="L7">
        <text:list-item>
          <text:p text:style-name="P34">Esegui il server RabbitMQ (se non è ancora in esecuzione in background)</text:p>
        </text:list-item>
        <text:list-item>
          <text:p text:style-name="P33"><text:span text:style-name="T16">Eseguire il servizio microservice del registro servizi - </text:span><text:span text:style-name="T17">EUREKA</text:span><text:span text:style-name="T16">.</text:span></text:p>
        </text:list-item>
        <text:list-item>
          <text:p text:style-name="P34">Eseguire il microservice gateway - <text:span text:style-name="T35">ZUUL</text:span>.</text:p>
        </text:list-item>
        <text:list-item>
          <text:p text:style-name="P35">Eseguire il microservice di moltiplicazione</text:p>
        </text:list-item>
        <text:list-item>
          <text:p text:style-name="P37"><text:span text:style-name="T49">Eseguire il microservice di moltiplicazione - </text:span>Run configurations (: per separare) <text:s text:c="20"/>-Dserver.port=8<text:span text:style-name="T51">1</text:span>80</text:p>
        </text:list-item>
        <text:list-item>
          <text:p text:style-name="P35">Esegui il microservice di gamification.</text:p>
        </text:list-item>
        <text:list-item>
          <text:p text:style-name="P36">Esegui il microservice di gamification - <text:span text:style-name="T48">Run configurations (: per separare) <text:s text:c="26"/>-Dserver.port=8181</text:span></text:p>
        </text:list-item>
        <text:list-item>
          <text:p text:style-name="P35">Eseguire il server Web Jetty dalla cartella radice del tuo ui.</text:p>
        </text:list-item>
      </text:list>
      <text:p text:style-name="P8"/>
      <text:p text:style-name="P8"/>
      <text:p text:style-name="P8"/>
      <text:p text:style-name="P8"/>
      <text:h text:style-name="P59" text:outline-level="1"><text:soft-page-break/><text:span text:style-name="T21">M</text:span><text:span text:style-name="T20">odi per eseguire l’app </text:span><text:span text:style-name="T22">senza Eclipse:</text:span></text:h>
      <text:p text:style-name="P16"/>
      <text:p text:style-name="P14">mvnw spring-boot:run </text:p>
      <text:p text:style-name="P14">mvn package/java -jar [resulting-artifact-name.jar]</text:p>
      <text:p text:style-name="P14"><text:span text:style-name="T27">~/../.../../social-multiplication$ </text:span>./mvnw spring-boot:run -Drun.arguments="--server.port=8180"</text:p>
      <text:p text:style-name="P15"><text:span text:style-name="T27">~/../.../../social-multiplication$ </text:span>mvn spring-boot:run -Drun.arguments="--server.port=8180"</text:p>
      <text:p text:style-name="P14"><text:span text:style-name="T27">~/../.../social-multiplication/target$</text:span> java -jar social-multiplication-v8-0.8.0-SNAPSHOT.jar –<text:span text:style-name="T52">server.port=8180</text:span></text:p>
      <text:p text:style-name="P14"/>
      <text:p text:style-name="P18"><text:span text:style-name="Source_20_Text"><text:span text:style-name="T53">mvn -Dmaven.tomcat.port=8181 tomcat:run-war</text:span></text:span></text:p>
      <text:p text:style-name="P18"><text:span text:style-name="Source_20_Text"><text:span text:style-name="T53">mvn spring-boot:run -</text:span></text:span><text:span text:style-name="Source_20_Text"><text:span text:style-name="T55">Drun</text:span></text:span><text:span text:style-name="Source_20_Text"><text:span text:style-name="T53">.jvmArguments=</text:span></text:span><text:span text:style-name="Source_20_Text"><text:span text:style-name="T56">'-Dserver.port=8088'</text:span></text:span></text:p>
      <text:p text:style-name="P14"/>
      <text:p text:style-name="P17">Questo Funziona:</text:p>
      <text:p text:style-name="P18"><text:span text:style-name="Source_20_Text"><text:span text:style-name="T53">env SERVER_PORT=8</text:span></text:span><text:span text:style-name="Source_20_Text"><text:span text:style-name="T54">1</text:span></text:span><text:span text:style-name="Source_20_Text"><text:span text:style-name="T53">8</text:span></text:span><text:span text:style-name="Source_20_Text"><text:span text:style-name="T54">1</text:span></text:span><text:span text:style-name="Source_20_Text"><text:span text:style-name="T53"> mvn spring-boot:run</text:span></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8a404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22:22:08.147827805</meta:creation-date>
    <dc:date>2019-02-20T23:48:44.967506130</dc:date>
    <meta:editing-duration>PT14H5M45S</meta:editing-duration>
    <meta:editing-cycles>103</meta:editing-cycles>
    <meta:generator>LibreOffice/6.0.7.3$Linux_X86_64 LibreOffice_project/00m0$Build-3</meta:generator>
    <meta:document-statistic meta:table-count="0" meta:image-count="0" meta:object-count="0" meta:page-count="6" meta:paragraph-count="91" meta:word-count="1227" meta:character-count="9300" meta:non-whitespace-character-count="8125"/>
  </office:meta>
</office:document-meta>
</file>